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20pt" style:text-underline-style="none"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use-window-font-color="true" fo:font-size="20pt" style:text-underline-style="none"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color="#ff3333" fo:font-size="20pt" style:text-underline-style="none" fo:font-weight="normal" style:font-size-asian="20pt" style:font-weight-asian="normal" style:font-size-complex="20pt" style:font-weight-complex="normal"/>
    </style:style>
    <style:style style:name="P6" style:family="paragraph" style:parent-style-name="Standard">
      <style:paragraph-properties fo:text-align="start" style:justify-single-word="false"/>
      <style:text-properties fo:color="#ff3333" fo:font-size="20pt" style:font-size-asian="20pt" style:font-size-complex="20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20pt" style:font-size-asian="20pt" style:font-size-complex="20pt"/>
    </style:style>
    <style:style style:name="P9"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T1" style:family="text">
      <style:text-properties fo:color="#ff3333"/>
    </style:style>
    <style:style style:name="T2" style:family="text">
      <style:text-properties style:use-window-font-color="true" fo:font-size="20pt" style:text-underline-style="none" fo:font-weight="normal" style:font-size-asian="20pt" style:font-weight-asian="normal" style:font-size-complex="2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ection,exploitation </text:p>
      <text:p text:style-name="P1">des logiciels</text:p>
      <text:p text:style-name="P1"/>
      <text:p text:style-name="P2">Problématique : <text:span text:style-name="T1">En quoi la protection et l'exploitation des logiciels est-elle importante pour les entreprises ?</text:span></text:p>
      <text:p text:style-name="P5"/>
      <text:p text:style-name="P4"><text:span text:style-name="T2">Droit d'auteur : </text:span><text:s/><text:a xlink:type="simple" xlink:href="http://www.murielle-cahen.com/publications/logiciel-auteur.asp" text:style-name="Internet_20_link" text:visited-style-name="Visited_20_Internet_20_Link">Droit d'auteur</text:a></text:p>
      <text:p text:style-name="P3"/>
      <text:p text:style-name="P4"><text:span text:style-name="T2">Exploitation des logiciels :</text:span><text:a xlink:type="simple" xlink:href="https://www.dgdr.cnrs.fr/daj/propriete/logiciels/logiciels5.htm" text:style-name="Internet_20_link" text:visited-style-name="Visited_20_Internet_20_Link">Exploitation des logiciels</text:a></text:p>
      <text:p text:style-name="P4"/>
      <text:p text:style-name="P9">La protection des logiciels</text:p>
      <text:p text:style-name="P4"/>
      <text:p text:style-name="P8">La protection des logiciels est assurée par le droit d'auteur.</text:p>
      <text:p text:style-name="P8"><text:tab/>Au vu de la jurisprudence, le logiciel se découpe en deux parties : une partie fonctionnelle et une partie programmation.</text:p>
      <text:p text:style-name="P8"/>
      <text:p text:style-name="P8"><text:tab/>La partie fonctionnelle consiste à décomposer le logiciel en tâches distinctes. Elle sert à connaître l'utilité du logiciel.</text:p>
      <text:p text:style-name="P8">La partie programmation consiste à coder le logiciel en tenant compte du matériel sur lequel le logiciel sera installé.</text:p>
      <text:p text:style-name="P8"/>
      <text:p text:style-name="P8"><text:tab/>On distingue le logiciel d'application du logiciel d'exploitation : Le logiciel d'exploitation permet l'utilisation et organise le fonctionnement d'une machine.</text:p>
      <text:p text:style-name="P8">Le logiciel d'application est une fonctionnalité qui sera incluse dans l'ordinateur tout en étant compatible avec le logiciel d'exploitation de la machine.</text:p>
      <text:p text:style-name="P8"><text:soft-page-break/></text:p>
      <text:p text:style-name="P8"><text:tab/>Les éléments protégeables des logiciels sont tout d'abord le matériel de conception préparatoire : Ce sont l'ensemble des travaux de conception ayant abouti au développement d'un programme de nature à constituer un logiciel plus tard. Ensuite le programme en lui-même est protégé par le droit d'auteur. <text:s/>Les programmes recouvrent le code source et code objet du logiciel . Leur protection est nécessaire puisqu'ils sont au cœur même de la notion de logiciel.</text:p>
      <text:p text:style-name="P8">Enfin, la page écran est elle aussi protégée. Elle consiste en la manifestation graphique du logiciel (dessins,icônes, etc...)</text:p>
      <text:p text:style-name="P8"/>
      <text:p text:style-name="P8"><text:tab/>Concernant les droits patrimoniaux, il existe trois prérogatives au bénéfices de l'auteur du logiciel :</text:p>
      <text:p text:style-name="P8"/>
      <text:p text:style-name="P8"><text:tab/>Le droit de reproduction, il permet à l'auteur d'avoir le monopole sur la fixation de l’œuvre sur tout support qui en permet la communication au public. Ce droit implique d'être protégé à la fois contre une reproduction permanente mais aussi contre une reproduction provisoire.</text:p>
      <text:p text:style-name="P8"/>
      <text:p text:style-name="P8"><text:tab/>Le droit de modification <text:s/>permet à l'auteur de s'opposer à la traduction,l'adaptation, l'arrangement, ou toutes autres modifications de son logiciel. Ces actes nécessitent en effet l'autorisation de son auteur sous peine d'être déclaré contre facteur.</text:p>
      <text:p text:style-name="P8"/>
      <text:p text:style-name="P8"><text:tab/>Le droit de mises sur le marché est totalement étranger <text:soft-page-break/>au droit d'auteur classique. Cela autorise l'auteur du logiciel à mettre son logiciel sur le marché à titre onéreux ou gratuit.</text:p>
      <text:p text:style-name="P8"/>
      <text:p text:style-name="P8"/>
      <text:p text:style-name="P8"><text:tab/>Concernant les droits moraux, le droit d'auteur est encore une fois adapté au logiciel. L'auteur du logiciel conserve le droit à la divulgation et le droit à la paternité de l’œuvre. Le droit au respect de l’œuvre est limité dans la mesure où un auteur ne peut s'opposer à la modification de son logiciel par le cessionnaire des droits patrimoniaux si elle n'est pas préjudiciable à son honneur ou à sa réputation. Ce droit consiste pour l'auteur à pouvoir s'opposer à une dénaturation de son œuvre. Il n'est pas nécessaire de prouver une atteinte à son honneur ou à sa réputation pour pouvoir invoquer le droit de respect à l’œuvre.</text:p>
      <text:p text:style-name="P8">Enfin, le droit de retrait,ou de repentir, est totalement paralysé en matière de logiciel. Ce droit consiste au fait que l'auteur peut en principe décider à tout moment d'arrêter la divulgation de son œuvre. </text:p>
      <text:p text:style-name="P8"/>
      <text:p text:style-name="P8"/>
      <text:p text:style-name="P9">L'exploitation des logiciels.</text:p>
      <text:p text:style-name="P8"/>
      <text:p text:style-name="P8"/>
      <text:p text:style-name="P8"><text:tab/>Afin de lancer l'exploitation des logiciels, des licences ont étés mises en place.</text:p>
      <text:p text:style-name="P8"><text:tab/>Le titulaire des droits patrimoniaux d'un logiciel a la possibilité d'en concéder l'exercice à un tiers. Ainsi, il va définir par le biais d'un contrat nommé « licence » l'étendue <text:soft-page-break/>des droits qu'il concède au licencié. Cette licence peut aller de la simple concession du droit d'usage du logiciel sur un seul ordinateur et pendant une durée limitée à des fins d'évaluation, à une licence très large permettant à celui qui en bénéficie de reproduire le logiciel et de le distribuer librement dans le commerce.</text:p>
      <text:p text:style-name="P8"/>
      <text:p text:style-name="P8"><text:tab/>Pour les logiciels libres, l'auteur du logiciel n'abandonne pas ses droits d'auteur mais concède seulement à chacun le droit d'utiliser son logiciel à condition que les améliorations soient rendues publiques et que le logiciel ainsi modifié circule librement.</text:p>
      <text:p text:style-name="P8">L'auteur d'un logiciel qualifié de « libre » concède donc à l'utilisateur un droit d'usage et de modification de son œuvre mais dans un cadre juridique spécifique (par le biais des licences.) </text:p>
      <text:p text:style-name="P8"/>
      <text:p text:style-name="P8"/>
      <text:p text:style-name="P6">La protection des logiciels est donc importantes pour les entreprises car c'est ce qui leurs permet de conserver l’exclusivité sur leurs logiciels et peut-être de gagner un avantage sur ses concurrents. L'exploitation des logiciels est important pour les entreprises car c'est ce qui leur permet de vendre leurs logiciels et de définir les règles d'utilisations de ces dern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Joey Quintela / Tomas Lutau</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 Lutau</meta:initial-creator>
    <meta:creation-date>2015-12-17T10:59:33.57</meta:creation-date>
    <dc:date>2016-01-28T10:16:50.77</dc:date>
    <meta:editing-duration>PT2H11M26S</meta:editing-duration>
    <meta:editing-cycles>3</meta:editing-cycles>
    <meta:generator>OpenOffice/4.1.1$Win32 OpenOffice.org_project/411m6$Build-9775</meta:generator>
    <meta:document-statistic meta:table-count="0" meta:image-count="0" meta:object-count="0" meta:page-count="4" meta:paragraph-count="27" meta:word-count="736" meta:character-count="4728"/>
  </office:meta>
</office:document-meta>
</file>